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26d70" officeooo:paragraph-rsid="0003b4be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03b4be"/>
    </style:style>
    <style:style style:name="P3" style:family="paragraph" style:parent-style-name="Standard">
      <style:text-properties style:font-name="Liberation Serif" officeooo:rsid="0002238b" officeooo:paragraph-rsid="0002238b"/>
    </style:style>
    <style:style style:name="P4" style:family="paragraph" style:parent-style-name="Standard">
      <style:text-properties style:font-name="Liberation Serif" fo:font-size="6pt" officeooo:rsid="0002238b" officeooo:paragraph-rsid="0002238b" style:font-size-asian="5.25pt" style:font-size-complex="6pt"/>
    </style:style>
    <style:style style:name="P5" style:family="paragraph" style:parent-style-name="Standard">
      <style:text-properties style:font-name="Liberation Serif" fo:font-size="6pt" fo:font-weight="bold" officeooo:rsid="00026d70" officeooo:paragraph-rsid="0003b4be" style:font-size-asian="5.25pt" style:font-weight-asian="bold" style:font-size-complex="6pt" style:font-weight-complex="bold"/>
    </style:style>
    <style:style style:name="P6" style:family="paragraph" style:parent-style-name="Standard">
      <style:text-properties style:font-name="Liberation Serif" fo:font-size="6pt" fo:font-weight="normal" officeooo:rsid="00055e64" officeooo:paragraph-rsid="00055e64" style:font-size-asian="5.25pt" style:font-weight-asian="normal" style:font-size-complex="6pt" style:font-weight-complex="normal"/>
    </style:style>
    <style:style style:name="P7" style:family="paragraph" style:parent-style-name="Standard">
      <style:text-properties style:font-name="Liberation Serif" fo:font-size="6pt" fo:font-weight="normal" officeooo:rsid="00067540" officeooo:paragraph-rsid="00067540" style:font-size-asian="5.25pt" style:font-weight-asian="normal" style:font-size-complex="6pt" style:font-weight-complex="normal"/>
    </style:style>
    <style:style style:name="P8" style:family="paragraph" style:parent-style-name="Standard">
      <style:text-properties style:font-name="Liberation Serif" fo:font-size="20pt" fo:font-weight="bold" officeooo:rsid="00026d70" officeooo:paragraph-rsid="0003b4be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Liberation Serif" fo:font-size="20pt" fo:font-weight="bold" officeooo:rsid="000ccda4" officeooo:paragraph-rsid="000ccda4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Liberation Serif" fo:font-size="14pt" fo:font-weight="normal" officeooo:rsid="00055e64" officeooo:paragraph-rsid="00055e64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fo:font-weight="normal" officeooo:rsid="00067540" officeooo:paragraph-rsid="00067540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fo:font-weight="bold" officeooo:rsid="00055e64" officeooo:paragraph-rsid="00055e64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font-weight="bold" officeooo:rsid="00055e64" officeooo:paragraph-rsid="000613b7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4pt" fo:font-weight="bold" officeooo:rsid="000613b7" officeooo:paragraph-rsid="000613b7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Liberation Serif" fo:font-size="14pt" fo:font-weight="bold" officeooo:rsid="00067540" officeooo:paragraph-rsid="00067540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2pt" fo:font-weight="bold" officeooo:rsid="00067540" officeooo:paragraph-rsid="00067540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0ccda4" officeooo:paragraph-rsid="000ccda4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>
      <style:text-properties officeooo:rsid="0002238b" officeooo:paragraph-rsid="0002238b"/>
    </style:style>
    <style:style style:name="P21" style:family="paragraph" style:parent-style-name="Text_20_body">
      <style:paragraph-properties fo:margin-top="0cm" fo:margin-bottom="0cm" style:contextual-spacing="false"/>
      <style:text-properties fo:font-size="14pt" officeooo:paragraph-rsid="00140ae5" style:font-size-asian="14pt" style:font-size-complex="14pt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0ccda4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6pt" style:font-size-asian="5.25pt" style:font-size-complex="6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Liberation Serif" fo:font-size="6pt" style:font-size-asian="5.25pt" style:font-size-complex="6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Liberation Serif" fo:font-size="6pt" officeooo:rsid="0019537a" officeooo:paragraph-rsid="0019537a" style:font-size-asian="5.25pt" style:font-size-complex="6pt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Serif" fo:font-size="6pt" officeooo:paragraph-rsid="00140ae5" style:font-size-asian="5.25pt" style:font-size-complex="6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Liberation Serif" fo:font-size="6pt" fo:font-weight="bold" officeooo:rsid="000ccda4" officeooo:paragraph-rsid="000ccda4" style:font-size-asian="5.25pt" style:font-weight-asian="bold" style:font-size-complex="6pt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Liberation Serif" fo:font-size="6pt" fo:font-weight="bold" officeooo:rsid="001f2d15" officeooo:paragraph-rsid="001f2d15" style:font-size-asian="5.25pt" style:font-weight-asian="bold" style:font-size-complex="6pt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Liberation Serif" fo:font-size="6pt" fo:font-weight="normal" officeooo:rsid="00140ae5" officeooo:paragraph-rsid="00140ae5" style:font-size-asian="5.25pt" style:font-weight-asian="normal" style:font-size-complex="6pt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Liberation Serif" fo:font-size="6pt" fo:font-weight="normal" officeooo:rsid="001f2d15" officeooo:paragraph-rsid="001f2d15" style:font-size-asian="5.25pt" style:font-weight-asian="normal" style:font-size-complex="6pt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Serif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140ae5" officeooo:paragraph-rsid="00140ae5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1f2d15" officeooo:paragraph-rsid="001f2d15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Liberation Serif" fo:font-size="14pt" officeooo:paragraph-rsid="00140ae5" style:font-size-asian="14pt" style:font-size-complex="14pt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Liberation Serif" fo:font-size="14pt" officeooo:rsid="0019537a" officeooo:paragraph-rsid="0019537a" style:font-size-asian="14pt" style:font-size-complex="14pt"/>
    </style:style>
    <style:style style:name="P36" style:family="paragraph" style:parent-style-name="Text_20_body">
      <style:paragraph-properties fo:margin-top="0cm" fo:margin-bottom="0cm" style:contextual-spacing="false"/>
      <style:text-properties style:font-name="Liberation Serif" fo:font-size="14pt" fo:font-weight="bold" officeooo:rsid="001f2d15" officeooo:paragraph-rsid="001f2d15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Liberation Serif" fo:font-size="10pt" fo:font-weight="bold" officeooo:rsid="0019537a" officeooo:paragraph-rsid="0019537a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153e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13b7" style:font-weight-asian="bold" style:font-weight-complex="bold"/>
    </style:style>
    <style:style style:name="T3" style:family="text">
      <style:text-properties fo:font-weight="bold" officeooo:rsid="00140ae5" style:font-weight-asian="bold" style:font-weight-complex="bold"/>
    </style:style>
    <style:style style:name="T4" style:family="text">
      <style:text-properties fo:font-weight="bold" officeooo:rsid="0017dcd7" style:font-weight-asian="bold" style:font-weight-complex="bold"/>
    </style:style>
    <style:style style:name="T5" style:family="text">
      <style:text-properties fo:font-weight="bold" officeooo:rsid="001bb74e" style:font-weight-asian="bold" style:font-weight-complex="bold"/>
    </style:style>
    <style:style style:name="T6" style:family="text">
      <style:text-properties fo:font-weight="bold" officeooo:rsid="001fb75e" style:font-weight-asian="bold" style:font-weight-complex="bold"/>
    </style:style>
    <style:style style:name="T7" style:family="text">
      <style:text-properties fo:font-weight="bold" officeooo:rsid="0025857f" style:font-weight-asian="bold" style:font-weight-complex="bold"/>
    </style:style>
    <style:style style:name="T8" style:family="text">
      <style:text-properties fo:font-weight="bold" officeooo:rsid="0026fbd0" style:font-weight-asian="bold" style:font-weight-complex="bold"/>
    </style:style>
    <style:style style:name="T9" style:family="text">
      <style:text-properties fo:font-weight="bold" officeooo:rsid="002798d4" style:font-weight-asian="bold" style:font-weight-complex="bold"/>
    </style:style>
    <style:style style:name="T10" style:family="text">
      <style:text-properties fo:font-weight="bold" officeooo:rsid="002825fe" style:font-weight-asian="bold" style:font-weight-complex="bold"/>
    </style:style>
    <style:style style:name="T11" style:family="text">
      <style:text-properties fo:font-weight="bold" officeooo:rsid="0029f590" style:font-weight-asian="bold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officeooo:rsid="000613b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613b7" style:font-weight-asian="normal" style:font-weight-complex="normal"/>
    </style:style>
    <style:style style:name="T16" style:family="text">
      <style:text-properties fo:font-weight="normal" officeooo:rsid="00140ae5" style:font-weight-asian="normal" style:font-weight-complex="normal"/>
    </style:style>
    <style:style style:name="T17" style:family="text">
      <style:text-properties fo:font-weight="normal" officeooo:rsid="00140bbd" style:font-weight-asian="normal" style:font-weight-complex="normal"/>
    </style:style>
    <style:style style:name="T18" style:family="text">
      <style:text-properties fo:font-weight="normal" officeooo:rsid="00153ec0" style:font-weight-asian="normal" style:font-weight-complex="normal"/>
    </style:style>
    <style:style style:name="T19" style:family="text">
      <style:text-properties fo:font-weight="normal" officeooo:rsid="0017dcd7" style:font-weight-asian="normal" style:font-weight-complex="normal"/>
    </style:style>
    <style:style style:name="T20" style:family="text">
      <style:text-properties fo:font-weight="normal" officeooo:rsid="001bb74e" style:font-weight-asian="normal" style:font-weight-complex="normal"/>
    </style:style>
    <style:style style:name="T21" style:family="text">
      <style:text-properties fo:font-weight="normal" officeooo:rsid="001f2d15" style:font-weight-asian="normal" style:font-weight-complex="normal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style:font-size-asian="10.5pt" style:font-size-complex="12pt"/>
    </style:style>
    <style:style style:name="T24" style:family="text">
      <style:text-properties style:font-name="Liberation Serif" fo:font-size="16pt" style:font-size-asian="16pt" style:font-size-complex="16pt"/>
    </style:style>
    <style:style style:name="T25" style:family="text">
      <style:text-properties style:font-name="Liberation Serif" fo:font-size="16pt" officeooo:rsid="0003b4be" style:font-size-asian="16pt" style:font-size-complex="16pt"/>
    </style:style>
    <style:style style:name="T26" style:family="text">
      <style:text-properties style:font-name="Liberation Serif" fo:font-size="16pt" officeooo:rsid="000ccda4" style:font-size-asian="16pt" style:font-size-complex="16pt"/>
    </style:style>
    <style:style style:name="T27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font-name="Liberation Serif" fo:font-size="16pt" fo:font-weight="normal" officeooo:rsid="0003b4be" style:font-size-asian="16pt" style:font-weight-asian="normal" style:font-size-complex="16pt" style:font-weight-complex="normal"/>
    </style:style>
    <style:style style:name="T29" style:family="text">
      <style:text-properties style:font-name="Liberation Serif" fo:font-size="16pt" fo:font-weight="normal" officeooo:rsid="0017dcd7" style:font-size-asian="16pt" style:font-weight-asian="normal" style:font-size-complex="16pt" style:font-weight-complex="normal"/>
    </style:style>
    <style:style style:name="T30" style:family="text">
      <style:text-properties style:font-name="Liberation Serif" fo:font-weight="normal" officeooo:rsid="00140bbd" style:font-weight-asian="normal" style:font-weight-complex="normal"/>
    </style:style>
    <style:style style:name="T31" style:family="text">
      <style:text-properties style:font-name="Liberation Serif" fo:font-weight="normal" officeooo:rsid="0017dcd7" style:font-weight-asian="normal" style:font-weight-complex="normal"/>
    </style:style>
    <style:style style:name="T32" style:family="text">
      <style:text-properties style:font-name="Liberation Serif" fo:font-weight="bold" officeooo:rsid="00153ec0" style:font-weight-asian="bold" style:font-weight-complex="bold"/>
    </style:style>
    <style:style style:name="T33" style:family="text">
      <style:text-properties style:font-name="Liberation Serif" fo:font-weight="bold" officeooo:rsid="0017dcd7" style:font-weight-asian="bold" style:font-weight-complex="bold"/>
    </style:style>
    <style:style style:name="T34" style:family="text">
      <style:text-properties style:font-name="Liberation Serif" fo:font-size="14pt" fo:font-weight="normal" officeooo:rsid="00140ae5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font-weight="normal" officeooo:rsid="00140bbd" style:font-size-asian="14pt" style:font-weight-asian="normal" style:font-size-complex="14pt" style:font-weight-complex="normal"/>
    </style:style>
    <style:style style:name="T36" style:family="text">
      <style:text-properties style:font-name="Liberation Serif" fo:font-size="14pt" fo:font-weight="normal" officeooo:rsid="00153ec0" style:font-size-asian="14pt" style:font-weight-asian="normal" style:font-size-complex="14pt" style:font-weight-complex="normal"/>
    </style:style>
    <style:style style:name="T37" style:family="text">
      <style:text-properties style:font-name="Liberation Serif" fo:font-size="14pt" fo:font-weight="bold" officeooo:rsid="00140bbd" style:font-size-asian="14pt" style:font-weight-asian="bold" style:font-size-complex="14pt" style:font-weight-complex="bold"/>
    </style:style>
    <style:style style:name="T38" style:family="text">
      <style:text-properties officeooo:rsid="0019537a"/>
    </style:style>
    <style:style style:name="T39" style:family="text">
      <style:text-properties officeooo:rsid="001bb74e"/>
    </style:style>
    <style:style style:name="T40" style:family="text">
      <style:text-properties officeooo:rsid="0021541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Task :</text:span> </text:p>
      <text:p text:style-name="P4"/>
      <text:p text:style-name="P20"><text:span text:style-name="Strong_20_Emphasis"><text:span text:style-name="T22">Mongodb server setup</text:span></text:span><text:span text:style-name="T22"> - setup mongodb in an ec2 instance, create user with admin access to connect from local machine</text:span></text:p>
      <text:list xml:id="list4152264862" text:style-name="L2">
        <text:list-item>
          <text:p text:style-name="P19"><text:span text:style-name="Strong_20_Emphasis"><text:span text:style-name="T22">Mongodb server setup</text:span></text:span><text:span text:style-name="T22"> - setup mongodb in an ec2 instance, create user with admin access to connect from local machine</text:span></text:p>
        </text:list-item>
        <text:list-item>
          <text:p text:style-name="P19"><text:span text:style-name="Strong_20_Emphasis"><text:span text:style-name="T22">Mongodb backup script</text:span></text:span><text:span text:style-name="T22"> - everyday mongodb bkp should be uploaded to s3 bucket</text:span></text:p>
        </text:list-item>
        <text:list-item>
          <text:p text:style-name="P19"><text:span text:style-name="Strong_20_Emphasis"><text:span text:style-name="T22">Backup and restore </text:span></text:span><text:span text:style-name="T22">- how to take backup for mongodb and how to restore it</text:span></text:p>
        </text:list-item>
        <text:list-item>
          <text:p text:style-name="P19"><text:span text:style-name="Strong_20_Emphasis"><text:span text:style-name="T22">Best practices</text:span></text:span><text:span text:style-name="T22"> for Mongodb production server</text:span></text:p>
          <text:p text:style-name="P23"/>
        </text:list-item>
      </text:list>
      <text:p text:style-name="P18"><text:span text:style-name="Strong_20_Emphasis"><text:span text:style-name="T22">NOTE</text:span></text:span><text:span text:style-name="T22"> : Mongo should not be connected without username and password</text:span></text:p>
      <text:p text:style-name="P24"/>
      <text:p text:style-name="P18"><text:span text:style-name="T22">-&gt; Once above setup is done and verified, do same setup using </text:span><text:span text:style-name="Strong_20_Emphasis"><text:span text:style-name="T22">docker</text:span></text:span></text:p>
      <text:p text:style-name="P31">-&gt; Prepare a doc for above tasks with proper steps</text:p>
      <text:p text:style-name="P3"/>
      <text:p text:style-name="P8">==========================================</text:p>
      <text:p text:style-name="P1"><text:span text:style-name="Strong_20_Emphasis"><text:span text:style-name="T23"/></text:span></text:p>
      <text:p text:style-name="P2"><text:span text:style-name="Strong_20_Emphasis"><text:span text:style-name="T25">1. Mongodb server setup</text:span></text:span><text:span text:style-name="Strong_20_Emphasis"><text:span text:style-name="T28"> - setup mongodb in an ec2 instance, create user with admin access to connect from local machine</text:span></text:span></text:p>
      <text:p text:style-name="P5"/>
      <text:p text:style-name="P10">Step - 1 : Install mongodb on your ec2 or instance.</text:p>
      <text:p text:style-name="P10"/>
      <text:p text:style-name="P10">Step - 2 : In your mongodb instance, run this command - <text:span text:style-name="T1">mongosh</text:span></text:p>
      <text:p text:style-name="P10"><text:span text:style-name="T1"/></text:p>
      <text:p text:style-name="P10">Step - 3 : In mongodb, run following commands</text:p>
      <text:p text:style-name="P6"/>
      <text:p text:style-name="P10"><text:tab/><text:tab/><text:span text:style-name="T1">==&gt;</text:span> <text:span text:style-name="T1">use admin</text:span></text:p>
      <text:p text:style-name="P10"><text:span text:style-name="T1"><text:tab/><text:tab/>==&gt; db.createUser({</text:span></text:p>
      <text:p text:style-name="P10"><text:span text:style-name="T1"><text:s text:c="2"/><text:tab/><text:tab/><text:tab/><text:tab/>user: "adminUser",</text:span></text:p>
      <text:p text:style-name="P10"><text:span text:style-name="T1"><text:s/><text:tab/><text:tab/><text:tab/><text:tab/> pwd: "StrongPassword123!",</text:span></text:p>
      <text:p text:style-name="P10"><text:span text:style-name="T1"><text:tab/><text:tab/><text:tab/><text:tab/>roles: [ { role: "root", db: "admin" } ]</text:span></text:p>
      <text:p text:style-name="P10"><text:span text:style-name="T1"><text:tab/><text:tab/><text:tab/>})</text:span></text:p>
      <text:p text:style-name="P10"><text:span text:style-name="T1"><text:tab/><text:tab/>==&gt; db.getUsers()</text:span></text:p>
      <text:p text:style-name="P10"><text:span text:style-name="T1"><text:tab/><text:tab/>==&gt; exit</text:span></text:p>
      <text:p text:style-name="P10"><text:span text:style-name="T1"/></text:p>
      <text:p text:style-name="P10">step - 4 : <text:span text:style-name="T13">Add IP in </text:span><text:span text:style-name="T2">mongod.conf </text:span><text:span text:style-name="T13">for access mongodb in local machine</text:span></text:p>
      <text:p text:style-name="P6"/>
      <text:p text:style-name="P12"><text:tab/><text:tab/><text:span text:style-name="T13">==&gt; sudo nano /etc/mongod.conf --&gt; </text:span><text:span text:style-name="T15">in instance.</text:span></text:p>
      <text:p text:style-name="P13"><text:tab/><text:tab/><text:span text:style-name="T13">==&gt; </text:span><text:span text:style-name="T15">Find </text:span><text:span text:style-name="T13">“bindIp: 127.0.0.1”</text:span><text:span text:style-name="T15"> change </text:span><text:span text:style-name="T13">“bindIp: &lt;Your_Machine_IP&gt;”</text:span></text:p>
      <text:p text:style-name="P13"><text:tab/><text:tab/><text:span text:style-name="T13">==&gt; </text:span><text:span text:style-name="T15">Save and exit</text:span></text:p>
      <text:p text:style-name="P13"><text:span text:style-name="T15"/></text:p>
      <text:p text:style-name="P14"><text:span text:style-name="T14">Step - 5 : </text:span>sudo systemctl restart mongod</text:p>
      <text:p text:style-name="P14"/>
      <text:p text:style-name="P11">Step - 6 : In your local machine</text:p>
      <text:p text:style-name="P7"/>
      <text:p text:style-name="P11"><text:tab/><text:tab/><text:span text:style-name="T1">==&gt;</text:span> Open terminal</text:p>
      <text:p text:style-name="P15"><text:tab/><text:tab/>==&gt; mongosh "mongodb://&lt;username&gt;@&lt;instance-public-ip&gt;:27017"</text:p>
      <text:p text:style-name="P16"><text:soft-page-break/></text:p>
      <text:p text:style-name="P9">==========================================</text:p>
      <text:p text:style-name="P17"/>
      <text:p text:style-name="P22"><text:span text:style-name="Strong_20_Emphasis"><text:span text:style-name="T26">2. </text:span></text:span><text:span text:style-name="Strong_20_Emphasis"><text:span text:style-name="T24">Mongodb backup script -</text:span></text:span><text:span text:style-name="Strong_20_Emphasis"><text:span text:style-name="T27"> everyday mongodb bkp should be uploaded to s3 bucket</text:span></text:span></text:p>
      <text:p text:style-name="P27"/>
      <text:p text:style-name="P32"><text:span text:style-name="T38">S</text:span>tep - 1 : Access your instance or ec2</text:p>
      <text:p text:style-name="P32"/>
      <text:p text:style-name="P32"><text:span text:style-name="T38">S</text:span>tep - 2 : Run this command for take a backup of mongodb</text:p>
      <text:p text:style-name="P29"/>
      <text:p text:style-name="P34"><text:span text:style-name="T16"><text:tab/><text:tab/></text:span><text:span text:style-name="T3">==&gt; mongodump --db my_db --out /path/to/backups/my_db_backup --&gt; </text:span><text:span text:style-name="T14">To back up a specific database</text:span></text:p>
      <text:p text:style-name="P26"><text:span text:style-name="T16"/></text:p>
      <text:p text:style-name="P38"><text:span text:style-name="T34"><text:tab/><text:tab/></text:span><text:span text:style-name="T37">==&gt;</text:span><text:span text:style-name="T35"> </text:span><text:span text:style-name="Source_20_Text"><text:span text:style-name="T37">mongodump --out /path/to/backups/all_databases_backup --&gt;</text:span></text:span><text:span text:style-name="Source_20_Text"><text:span text:style-name="T35"> <text:s/></text:span></text:span><text:span text:style-name="Source_20_Text"><text:span text:style-name="T36">To back up all databases</text:span></text:span></text:p>
      <text:p text:style-name="P26"><text:span text:style-name="T17"/></text:p>
      <text:p text:style-name="P21"><text:span text:style-name="T30"><text:tab/><text:tab/></text:span><text:span text:style-name="T32">==&gt; </text:span><text:span text:style-name="T33">sudo crontab -e --&gt;</text:span><text:span text:style-name="T31"> To automatically run the backup daily</text:span></text:p>
      <text:p text:style-name="P26"><text:span text:style-name="T18"/></text:p>
      <text:p text:style-name="P34"><text:span text:style-name="T18"><text:tab/><text:tab/></text:span><text:span text:style-name="T4">==&gt; 0 1 * * * /bin/bash -c 'mongodump --out /</text:span><text:span text:style-name="T11">path</text:span><text:span text:style-name="T4">/</text:span><text:span text:style-name="T11">to</text:span><text:span text:style-name="T4">/</text:span><text:span text:style-name="T11">my</text:span><text:span text:style-name="T4">_backup/mongodb_bak_1_$(date +\%Y\%m\%d)' --&gt;</text:span><text:span text:style-name="T19"> to take daily backup.</text:span></text:p>
      <text:p text:style-name="P34"><text:span text:style-name="T19"/></text:p>
      <text:p text:style-name="P35"><text:span text:style-name="T19">S</text:span><text:span text:style-name="T14">tep - 3 : </text:span><text:span text:style-name="T20">Create IAM policy </text:span><text:span text:style-name="T21">and role</text:span><text:span text:style-name="T20"> for store backup in S3 bucket</text:span></text:p>
      <text:p text:style-name="P25"><text:span text:style-name="T20"/></text:p>
      <text:p text:style-name="P35"><text:span text:style-name="T20"><text:tab/><text:tab/></text:span><text:span text:style-name="T5">==&gt; Policy :</text:span></text:p>
      <text:p text:style-name="P37"><text:span text:style-name="T39">{</text:span></text:p>
      <text:p text:style-name="P37"><text:span text:style-name="T39"><text:s text:c="4"/>"Version": "2012-10-17",</text:span></text:p>
      <text:p text:style-name="P37"><text:span text:style-name="T39"><text:s text:c="4"/>"Statement": [</text:span></text:p>
      <text:p text:style-name="P37"><text:span text:style-name="T39"><text:s text:c="8"/>{</text:span></text:p>
      <text:p text:style-name="P37"><text:span text:style-name="T39"><text:s text:c="12"/>"Sid": "Statement1",</text:span></text:p>
      <text:p text:style-name="P37"><text:span text:style-name="T39"><text:s text:c="12"/>"Effect": "Allow",</text:span></text:p>
      <text:p text:style-name="P37"><text:span text:style-name="T39"><text:s text:c="12"/>"Action": [</text:span></text:p>
      <text:p text:style-name="P37"><text:span text:style-name="T39"><text:s text:c="16"/>"s3:PutObject",</text:span></text:p>
      <text:p text:style-name="P37"><text:span text:style-name="T39"><text:s text:c="16"/>"s3:GetObject",</text:span></text:p>
      <text:p text:style-name="P37"><text:span text:style-name="T39"><text:s text:c="16"/>"s3:DeleteObject"</text:span></text:p>
      <text:p text:style-name="P37"><text:span text:style-name="T39"><text:s text:c="12"/>],</text:span></text:p>
      <text:p text:style-name="P37"><text:span text:style-name="T39"><text:s text:c="12"/>"Resource": "arn:aws:s3:::mongodb-daily-backup/*"</text:span></text:p>
      <text:p text:style-name="P37"><text:span text:style-name="T39"><text:s text:c="8"/>}</text:span></text:p>
      <text:p text:style-name="P37"><text:span text:style-name="T39"><text:s text:c="4"/>]</text:span></text:p>
      <text:p text:style-name="P37"><text:span text:style-name="T39">}</text:span></text:p>
      <text:p text:style-name="P37"/>
      <text:p text:style-name="P33">Step - 4 : Attache this role to ec2</text:p>
      <text:p text:style-name="P33"/>
      <text:p text:style-name="P33">Step - 5 : Now, run this command</text:p>
      <text:p text:style-name="P30"/>
      <text:p text:style-name="P33"><text:tab/><text:span text:style-name="T1"><text:tab/>==&gt; s3 mv /</text:span><text:span text:style-name="T10">path</text:span><text:span text:style-name="T1">/</text:span><text:span text:style-name="T10">to</text:span><text:span text:style-name="T1">/</text:span><text:span text:style-name="T10">my</text:span><text:span text:style-name="T1">_backup s3://mongodb-daily-backup –recursive --&gt; </text:span><text:span text:style-name="T40">to upload backup from ec2 to s3</text:span></text:p>
      <text:p text:style-name="P33"><text:span text:style-name="T1"/></text:p>
      <text:p text:style-name="P33"><text:soft-page-break/>Step - 6 : Set the cronjob for upload daily backup in S3</text:p>
      <text:p text:style-name="P30"/>
      <text:p text:style-name="P36"><text:tab/><text:tab/>==&gt; sudo crontab -e</text:p>
      <text:p text:style-name="P28"/>
      <text:p text:style-name="P33"><text:span text:style-name="T1"><text:tab/><text:tab/>==&gt; </text:span><text:span text:style-name="T6">0</text:span><text:span text:style-name="T1"> </text:span><text:span text:style-name="T6">1</text:span><text:span text:style-name="T1"> * * * /bin/bash -c '/usr/bin/aws s3 mv /</text:span><text:span text:style-name="T7">path/to</text:span><text:span text:style-name="T1">/</text:span><text:span text:style-name="T7">my</text:span><text:span text:style-name="T1">_backup s3://&lt;</text:span><text:span text:style-name="T8">bucket-</text:span><text:span text:style-name="T9">name&gt;</text:span><text:span text:style-name="T1"> –recursive' --&gt; </text:span>to automate the upload backup in S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7:39:02.663917159</meta:creation-date>
    <dc:date>2025-04-11T18:59:24.724968992</dc:date>
    <meta:editing-duration>PT1H18M46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3" meta:paragraph-count="61" meta:word-count="454" meta:character-count="2849" meta:non-whitespace-character-count="2280"/>
  </office:meta>
</office:document-meta>
</file>